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text-underline-style="solid" style:text-underline-width="auto" style:text-underline-color="font-color" fo:font-weight="bold" officeooo:rsid="0001c57e" officeooo:paragraph-rsid="0001c57e" style:font-weight-asian="bold" style:font-weight-complex="bold"/>
    </style:style>
    <style:style style:name="P2" style:family="paragraph" style:parent-style-name="Standard">
      <style:text-properties fo:language="de" fo:country="DE" style:text-underline-style="solid" style:text-underline-width="auto" style:text-underline-color="font-color" fo:font-weight="bold" officeooo:rsid="0006b80f" officeooo:paragraph-rsid="0006b80f" style:font-weight-asian="bold" style:font-weight-complex="bold"/>
    </style:style>
    <style:style style:name="P3" style:family="paragraph" style:parent-style-name="Standard">
      <style:text-properties fo:language="de" fo:country="DE" style:text-underline-style="solid" style:text-underline-width="auto" style:text-underline-color="font-color" fo:font-weight="normal" officeooo:rsid="0008250b" officeooo:paragraph-rsid="0008250b" style:font-weight-asian="normal" style:font-weight-complex="normal"/>
    </style:style>
    <style:style style:name="P4" style:family="paragraph" style:parent-style-name="Standard">
      <style:text-properties fo:language="de" fo:country="DE" style:text-underline-style="solid" style:text-underline-width="auto" style:text-underline-color="font-color" fo:font-weight="normal" officeooo:rsid="00175a93" officeooo:paragraph-rsid="00175a93" style:font-weight-asian="normal" style:font-weight-complex="normal"/>
    </style:style>
    <style:style style:name="P5" style:family="paragraph" style:parent-style-name="Standard" style:list-style-name="L2">
      <style:text-properties fo:language="de" fo:country="DE" style:text-underline-style="none" fo:font-weight="normal" officeooo:rsid="0008dd5c" officeooo:paragraph-rsid="0008dd5c" style:font-weight-asian="normal" style:font-weight-complex="normal"/>
    </style:style>
    <style:style style:name="P6" style:family="paragraph" style:parent-style-name="Standard" style:list-style-name="L2">
      <style:text-properties fo:language="de" fo:country="DE" style:text-underline-style="none" fo:font-weight="normal" officeooo:rsid="000a0e55" officeooo:paragraph-rsid="000a0e55" style:font-weight-asian="normal" style:font-weight-complex="normal"/>
    </style:style>
    <style:style style:name="P7" style:family="paragraph" style:parent-style-name="Standard" style:list-style-name="L2">
      <style:text-properties fo:language="de" fo:country="DE" style:text-underline-style="none" fo:font-weight="normal" officeooo:rsid="000b96c8" officeooo:paragraph-rsid="000b96c8" style:font-weight-asian="normal" style:font-weight-complex="normal"/>
    </style:style>
    <style:style style:name="P8" style:family="paragraph" style:parent-style-name="Standard" style:list-style-name="L2">
      <style:text-properties fo:language="de" fo:country="DE" style:text-underline-style="none" fo:font-weight="normal" officeooo:rsid="000ec83d" officeooo:paragraph-rsid="000ec83d" style:font-weight-asian="normal" style:font-weight-complex="normal"/>
    </style:style>
    <style:style style:name="P9" style:family="paragraph" style:parent-style-name="Standard" style:list-style-name="L2">
      <style:text-properties fo:language="de" fo:country="DE" style:text-underline-style="none" fo:font-weight="normal" officeooo:rsid="0010948d" officeooo:paragraph-rsid="0010948d" style:font-weight-asian="normal" style:font-weight-complex="normal"/>
    </style:style>
    <style:style style:name="P10" style:family="paragraph" style:parent-style-name="Standard" style:list-style-name="L2">
      <style:text-properties fo:language="de" fo:country="DE" style:text-underline-style="none" fo:font-weight="normal" officeooo:rsid="001097c0" officeooo:paragraph-rsid="001097c0" style:font-weight-asian="normal" style:font-weight-complex="normal"/>
    </style:style>
    <style:style style:name="P11" style:family="paragraph" style:parent-style-name="Standard" style:list-style-name="L2">
      <style:text-properties fo:language="de" fo:country="DE" style:text-underline-style="none" fo:font-weight="normal" officeooo:rsid="001237ec" officeooo:paragraph-rsid="001237ec" style:font-weight-asian="normal" style:font-weight-complex="normal"/>
    </style:style>
    <style:style style:name="P12" style:family="paragraph" style:parent-style-name="Standard" style:list-style-name="L2">
      <style:text-properties fo:language="de" fo:country="DE" style:text-underline-style="none" fo:font-weight="normal" officeooo:rsid="0013aaea" officeooo:paragraph-rsid="0013aaea" style:font-weight-asian="normal" style:font-weight-complex="normal"/>
    </style:style>
    <style:style style:name="P13" style:family="paragraph" style:parent-style-name="Standard" style:list-style-name="L2">
      <style:text-properties fo:language="de" fo:country="DE" style:text-underline-style="none" fo:font-weight="normal" officeooo:rsid="0014bb99" officeooo:paragraph-rsid="0014bb99" style:font-weight-asian="normal" style:font-weight-complex="normal"/>
    </style:style>
    <style:style style:name="P14" style:family="paragraph" style:parent-style-name="Standard" style:list-style-name="L2">
      <style:text-properties fo:language="de" fo:country="DE" style:text-underline-style="none" fo:font-weight="normal" officeooo:rsid="0015a61f" officeooo:paragraph-rsid="0015a61f" style:font-weight-asian="normal" style:font-weight-complex="normal"/>
    </style:style>
    <style:style style:name="P15" style:family="paragraph" style:parent-style-name="Standard" style:list-style-name="L3">
      <style:text-properties fo:language="de" fo:country="DE" style:text-underline-style="none" fo:font-weight="normal" officeooo:rsid="00175a93" officeooo:paragraph-rsid="00175a9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ef5b" style:font-weight-asian="bold" style:font-weight-complex="bold"/>
    </style:style>
    <style:style style:name="T3" style:family="text">
      <style:text-properties officeooo:rsid="000aef5b"/>
    </style:style>
    <style:style style:name="T4" style:family="text">
      <style:text-properties officeooo:rsid="000b434e"/>
    </style:style>
    <style:style style:name="T5" style:family="text">
      <style:text-properties officeooo:rsid="00119e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erblick Literatur und Forschungsstand</text:p>
      <text:p text:style-name="P1"/>
      <text:p text:style-name="P2">Github</text:p>
      <text:p text:style-name="P4">English NLP text classification</text:p>
      <text:list xml:id="list3217742473" text:style-name="L3">
        <text:list-item>
          <text:p text:style-name="P15">gibt es sehr viele</text:p>
        </text:list-item>
        <text:list-item>
          <text:p text:style-name="P15">jedoch ohne explizites Interesse an deutscher Textklassifikation</text:p>
        </text:list-item>
      </text:list>
      <text:p text:style-name="P2"/>
      <text:p text:style-name="P3">German NLP text classification</text:p>
      <text:list xml:id="list1274209448" text:style-name="L2">
        <text:list-item>
          <text:p text:style-name="P13">aakhundov/deep-german</text:p>
          <text:list>
            <text:list-item>
              <text:p text:style-name="P14">Genderextrahierung von deutschen Substantiven</text:p>
            </text:list-item>
            <text:list-item>
              <text:p text:style-name="P14">ICH: keine ganze Text bzw Dokument-Klassifikation</text:p>
            </text:list-item>
          </text:list>
        </text:list-item>
        <text:list-item>
          <text:p text:style-name="P5">Bachfischer/german2vec</text:p>
          <text:list>
            <text:list-item>
              <text:p text:style-name="P6">benutzt fastai<text:span text:style-name="T1">, </text:span>trainiert auf deutschem Wiki Corpu<text:span text:style-name="T3">s</text:span><text:span text:style-name="T2">, </text:span><text:span text:style-name="T4">unfertig</text:span></text:p>
            </text:list-item>
            <text:list-item>
              <text:p text:style-name="P7">ICH: nicht wirklich viel zu NLP text classifcation beigetragen, da auch unfertig</text:p>
            </text:list-item>
          </text:list>
        </text:list-item>
        <text:list-item>
          <text:p text:style-name="P8">RasovArsenii/german-politic-texts-classification</text:p>
          <text:list>
            <text:list-item>
              <text:p text:style-name="P8">ICH: nur ein wenig Klassifikation mit SVM gemacht, selbst nicht deutsch</text:p>
            </text:list-item>
          </text:list>
        </text:list-item>
        <text:list-item>
          <text:p text:style-name="P9">tblock/10kGNAD</text:p>
          <text:list>
            <text:list-item>
              <text:p text:style-name="P10">Erstellung eines deutschen Datensets auf Basis von <text:span text:style-name="T5">MLDoc (A Corpus for Mulitlingual Document Classification in Eight Languages):</text:span> <text:a xlink:type="simple" xlink:href="https://github.com/facebookresearch/MLDoc" text:style-name="Internet_20_link" text:visited-style-name="Visited_20_Internet_20_Link">https://github.com/facebookresearch/MLDoc</text:a></text:p>
            </text:list-item>
            <text:list-item>
              <text:p text:style-name="P11">Teile vom Reuters Korpus, hier nur deutsche Texte</text:p>
            </text:list-item>
            <text:list-item>
              <text:p text:style-name="P12">ICH: eigentliche Klassifikation jedoch nicht vorhand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47:43.801745011</meta:creation-date>
    <dc:date>2019-05-24T12:10:26.335973611</dc:date>
    <meta:editing-duration>PT22M36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15" meta:character-count="886" meta:non-whitespace-character-count="803"/>
  </office:meta>
</office:document-meta>
</file>